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5.239cm"/>
    </style:style>
    <style:style style:name="co4" style:family="table-column">
      <style:table-column-properties fo:break-before="auto" style:column-width="2.935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color="#b3b3b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unction" table:style-name="ta1" table:print="false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>
            <text:p>Layout of Function Object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>
            <text:p>Wor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string">
            <text:p>Length in words</text:p>
          </table:table-cell>
          <table:table-cell office:value-type="string">
            <text:p>Function-length tagged word</text:p>
          </table:table-cell>
          <table:table-cell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office:value-type="float" office:value="-3">
            <text:p>-3</text:p>
          </table:table-cell>
          <table:table-cell office:value-type="string">
            <text:p>Number of results</text:p>
          </table:table-cell>
          <table:table-cell office:value-type="string">
            <text:p>Raw wo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string">
            <text:p>Number of locals</text:p>
          </table:table-cell>
          <table:table-cell office:value-type="string">
            <text:p>Raw wo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string">
            <text:p>Number of inputs</text:p>
          </table:table-cell>
          <table:table-cell office:value-type="string">
            <text:p>Raw word</text:p>
          </table:table-cell>
          <table:table-cell table:number-columns-repeated="2"/>
        </table:table-row>
        <table:table-row table:style-name="ro1">
          <table:table-cell table:style-name="ce1" office:value-type="string">
            <text:p>&gt;-&gt;</text:p>
          </table:table-cell>
          <table:table-cell office:value-type="float" office:value="0">
            <text:p>0</text:p>
          </table:table-cell>
          <table:table-cell office:value-type="string">
            <text:p>Key</text:p>
          </table:table-cell>
          <table:table-cell office:value-type="string">
            <text:p>Tagged reference to ke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nstruction of var length</text:p>
          </table:table-cell>
          <table:table-cell office:value-type="string">
            <text:p>Raw word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string">
            <text:p>Arg1</text:p>
          </table:table-cell>
          <table:table-cell office:value-type="string">
            <text:p>Depends on instruction!</text:p>
          </table:table-cell>
          <table:table-cell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Arg2</text:p>
          </table:table-cell>
          <table:table-cell office:value-type="string">
            <text:p>Depends on instruction!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…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b</text:p>
          </table:table-cell>
        </table:table-row>
      </table:table>
      <table:table table:name="Primitives" table:style-name="ta1" table:print="false">
        <table:table-column table:style-name="co4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7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6" office:value-type="string">
            <text:p>Title</text:p>
          </table:table-cell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6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6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6" office:value-type="string">
            <text:p>Date</text:p>
          </table:table-cell>
          <table:table-cell table:style-name="ce8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1/07/2010</text:date>, <text:time>20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7-01T18:51:33</meta:creation-date>
    <dc:date>2010-07-01T20:23:16</dc:date>
    <dc:creator>Stephen Leach</dc:creator>
    <meta:editing-duration>PT00H20M15S</meta:editing-duration>
    <meta:editing-cycles>4</meta:editing-cycles>
    <meta:generator>OpenOffice.org/3.2$Unix OpenOffice.org_project/320m12$Build-9483</meta:generator>
    <meta:document-statistic meta:table-count="3" meta:cell-count="44" meta:object-count="0"/>
  </office:meta>
</office:document-meta>
</file>